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0.64pt"/>
    </style:style>
    <style:style style:name="co2" style:family="table-column">
      <style:table-column-properties fo:break-before="auto" style:column-width="23.5pt"/>
    </style:style>
    <style:style style:name="co3" style:family="table-column">
      <style:table-column-properties fo:break-before="auto" style:column-width="18pt"/>
    </style:style>
    <style:style style:name="co4" style:family="table-column">
      <style:table-column-properties fo:break-before="auto" style:column-width="17.21pt"/>
    </style:style>
    <style:style style:name="co5" style:family="table-column">
      <style:table-column-properties fo:break-before="auto" style:column-width="15.65pt"/>
    </style:style>
    <style:style style:name="co6" style:family="table-column">
      <style:table-column-properties fo:break-before="auto" style:column-width="137.11pt"/>
    </style:style>
    <style:style style:name="co7" style:family="table-column">
      <style:table-column-properties fo:break-before="auto" style:column-width="30.56pt"/>
    </style:style>
    <style:style style:name="co8" style:family="table-column">
      <style:table-column-properties fo:break-before="auto" style:column-width="338.51pt"/>
    </style:style>
    <style:style style:name="co9" style:family="table-column">
      <style:table-column-properties fo:break-before="auto" style:column-width="144.1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ource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Fro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b 36 Holes 20mm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42.5" calcext:value-type="float">
            <text:p>42.5</text:p>
          </table:table-cell>
          <table:table-cell office:value-type="string" calcext:value-type="string">
            <text:p><text:a xlink:href="https://www.amazon.com/gp/product/B004E3PADG/ref=oh_aui_detailpage_o00_s00?ie=UTF8&amp;psc=1" xlink:type="simple">https://www.amazon.com/gp/product/B004E3PADG/ref=oh_aui_detailpage_o00_s00?ie=UTF8&amp;psc=1</text:a></text:p>
          </table:table-cell>
          <table:table-cell/>
        </table:table-row>
        <table:table-row table:style-name="ro1">
          <table:table-cell office:value-type="string" calcext:value-type="string">
            <text:p>Brake disc 20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amazon.com/Gymforward-Mountain-Rotors-Bicycle-Stainless/dp/B073M8WF2Q/ref=sr_1_5?s=sporting-goods&amp;ie=UTF8&amp;qid=1516512207&amp;sr=1-5&amp;keywords=203mm%2Bbrake&amp;th=1" xlink:type="simple">https://www.amazon.com/Gymforward-Mountain-Rotors-Bicycle-Stainless/dp/B073M8WF2Q/ref=sr_1_5?s=sporting-goods&amp;ie=UTF8&amp;qid=1516512207&amp;sr=1-5&amp;keywords=203mm%2Bbrake&amp;th=1</text:a></text:p>
          </table:table-cell>
          <table:table-cell/>
        </table:table-row>
        <table:table-row table:style-name="ro1">
          <table:table-cell office:value-type="string" calcext:value-type="string">
            <text:p>Spoke 210mm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sunnyspokes.com/" xlink:type="simple">https://sunnyspokes.com</text:a></text:p>
          </table:table-cell>
          <table:table-cell/>
        </table:table-row>
        <table:table-row table:style-name="ro1">
          <table:table-cell office:value-type="string" calcext:value-type="string">
            <text:p>Washers 5/32 i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ebay.com/itm/U38160-015-0001-Fender-Washer-Zinc-Fits-5-32-in-PK100/382058490294?_trkparms=aid%3D555017%26algo%3DPL.CASSINI%26ao%3D1%26asc%3D20150817211856%26meid%3De228ed8923c0492091099fb1597cb105%26pid%3D100508%26rk%3D1%26rkt%3D1%26&amp;_trksid=p2045573.c100508.m3226" xlink:type="simple">https://www.ebay.com/itm/U38160-015-0001-Fender-Washer-Zinc-Fits-5-32-in-PK100/382058490294?_trkparms=aid%3D555017%26algo%3DPL.CASSINI%26ao%3D1%26asc%3D20150817211856%26meid%3De228ed8923c0492091099fb1597cb105%26pid%3D100508%26rk%3D1%26rkt%3D1%26&amp;_trksid=p2045573.c100508.m3226</text:a></text:p>
          </table:table-cell>
          <table:table-cell/>
        </table:table-row>
        <table:table-row table:style-name="ro1">
          <table:table-cell office:value-type="string" calcext:value-type="string">
            <text:p>19 x 1.4 inch moto r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 x 2.75 t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www.shinkotireusa.com/product/sr241-series/211922" xlink:type="simple">https://www.shinkotireusa.com/product/sr241-series/211922</text:a></text:p>
          </table:table-cell>
          <table:table-cell/>
        </table:table-row>
        <table:table-row table:style-name="ro1">
          <table:table-cell office:value-type="string" calcext:value-type="string">
            <text:p>DNM-USD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s://www.amazon.com/DNM-USD-8-Downhill-Mountain-203mm/dp/B01BIQMZRA/ref=sr_1_1?ie=UTF8&amp;qid=1545726028&amp;sr=8-1&amp;keywords=dnm+usd-8" xlink:type="simple">https://www.amazon.com/DNM-USD-8-Downhill-Mountain-203mm/dp/B01BIQMZRA/ref=sr_1_1?ie=UTF8&amp;qid=1545726028&amp;sr=8-1&amp;keywords=dnm+usd-8</text:a></text:p>
          </table:table-cell>
          <table:table-cell/>
        </table:table-row>
        <table:table-row table:style-name="ro1">
          <table:table-cell office:value-type="string" calcext:value-type="string">
            <text:p>Conventional Headset 1 ⅛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www.amazon.com/Fsa-Orbit-Threadless-Headset-White/dp/B000AO5NXU/ref=sr_1_2?ie=UTF8&amp;qid=1516512515&amp;sr=8-2&amp;keywords=1%2B1%2F8%2Bheadset&amp;th=1&amp;psc=1" xlink:type="simple">https://www.amazon.com/Fsa-Orbit-Threadless-Headset-White/dp/B000AO5NXU/ref=sr_1_2?ie=UTF8&amp;qid=1516512515&amp;sr=8-2&amp;keywords=1%2B1%2F8%2Bheadset&amp;th=1&amp;psc=1</text:a></text:p>
          </table:table-cell>
          <table:table-cell/>
        </table:table-row>
        <table:table-row table:style-name="ro1">
          <table:table-cell office:value-type="string" calcext:value-type="string">
            <text:p>Semi Integrated Headset 1 ⅛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https://www.amazon.com/gp/product/B01DKENE9G/ref=oh_aui_search_detailpage?ie=UTF8&amp;psc=1</text:p>
          </table:table-cell>
          <table:table-cell/>
        </table:table-row>
        <table:table-row table:style-name="ro1">
          <table:table-cell office:value-type="string" calcext:value-type="string">
            <text:p>Stem BMX 1 ⅛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www.amazon.com/Zoom-Bolt-AHEAD-BMX-Stem/dp/B007Y5GMOM/ref=sr_1_10?s=sporting-goods&amp;ie=UTF8&amp;qid=1516512652&amp;sr=1-10&amp;keywords=bmx+stem" xlink:type="simple">https://www.amazon.com/Zoom-Bolt-AHEAD-BMX-Stem/dp/B007Y5GMOM/ref=sr_1_10?s=sporting-goods&amp;ie=UTF8&amp;qid=1516512652&amp;sr=1-10&amp;keywords=bmx+stem</text:a></text:p>
          </table:table-cell>
          <table:table-cell/>
        </table:table-row>
        <table:table-row table:style-name="ro1">
          <table:table-cell office:value-type="string" calcext:value-type="string">
            <text:p>Moto Handleb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www.amazon.com/dp/B06ZZYNRM1/ref=psdc_404714011_t2_B000WJ4SPC" xlink:type="simple">https://www.amazon.com/dp/B06ZZYNRM1/ref=psdc_404714011_t2_B000WJ4SPC</text:a></text:p>
          </table:table-cell>
          <table:table-cell/>
        </table:table-row>
        <table:table-row table:style-name="ro1">
          <table:table-cell office:value-type="string" calcext:value-type="string">
            <text:p>Grip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mazon.com/Practical-Handles-Efaster-Mountain-Handlebar/dp/B072MZ7JQF/ref=sr_1_4?s=automotive&amp;ie=UTF8&amp;qid=1516553455&amp;sr=1-4&amp;keywords=bicycle+grip" xlink:type="simple">https://www.amazon.com/Practical-Handles-Efaster-Mountain-Handlebar/dp/B072MZ7JQF/ref=sr_1_4?s=automotive&amp;ie=UTF8&amp;qid=1516553455&amp;sr=1-4&amp;keywords=bicycle+grip</text:a></text:p>
          </table:table-cell>
          <table:table-cell/>
        </table:table-row>
        <table:table-row table:style-name="ro1">
          <table:table-cell office:value-type="string" calcext:value-type="string">
            <text:p>Headligh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string" calcext:value-type="string">
            <text:p>https://www.amazon.com/dp/B01EAN9EZY/?coliid=IT9YQ6BBS4VRS&amp;colid=15QUHX8JPAOM6&amp;psc=0&amp;ref_=lv_ov_lig_dp_it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Brak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ke Fro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www.amazon.com/Shimano-Deore-M6000-Pre-Bled-1000mm/dp/B074JGSYBN/ref=sr_1_cc_2?s=aps&amp;ie=UTF8&amp;qid=1516512910&amp;sr=1-2-catcorr&amp;keywords=shimano%2Bdeore%2Bbrake&amp;th=1&amp;psc=1" xlink:type="simple">https://www.amazon.com/Shimano-Deore-M6000-Pre-Bled-1000mm/dp/B074JGSYBN/ref=sr_1_cc_2?s=aps&amp;ie=UTF8&amp;qid=1516512910&amp;sr=1-2-catcorr&amp;keywords=shimano%2Bdeore%2Bbrake&amp;th=1&amp;psc=1</text:a></text:p>
          </table:table-cell>
          <table:table-cell/>
        </table:table-row>
        <table:table-row table:style-name="ro1">
          <table:table-cell office:value-type="string" calcext:value-type="string">
            <text:p>Brake R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https://www.amazon.com/Shimano-Deore-M6000-Pre-Bled-1000mm/dp/B074JJ2RMF/ref=sr_1_cc_2?s=aps&amp;ie=UTF8&amp;qid=1516512910&amp;sr=1-2-catcorr&amp;keywords=shimano%2Bdeore%2Bbrake&amp;th=1&amp;psc=1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ontroll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ro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https://es.aliexpress.com/item/High-quality-Half-twist-Throttle-for-24-36V48V-E-bike-Conversion-Kit-Wuxing-Brand/1861502274.html?spm=a2g0s.9042311.0.0.tlgHW2</text:p>
          </table:table-cell>
          <table:table-cell/>
        </table:table-row>
        <table:table-row table:style-name="ro1">
          <table:table-cell office:value-type="string" calcext:value-type="string">
            <text:p>Kelly controller K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string" calcext:value-type="string">
            <text:p><text:a xlink:href="http://kellycontroller.com/kbs72151e80a24-72v-mini-brushless-dc-controller-p-1314.html" xlink:type="simple">http://kellycontroller.com/kbs72151e80a24-72v-mini-brushless-dc-controller-p-1314.html</text:a>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Batter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ttery 72V 720W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Lipo Pack 5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<text:a xlink:href="https://hobbyking.com/en_us/zippy-flightmax-5000mah-5s1p-20c.html" xlink:type="simple">https://hobbyking.com/en_us/zippy-flightmax-5000mah-5s1p-20c.html</text:a></text:p>
          </table:table-cell>
          <table:table-cell/>
        </table:table-row>
        <table:table-row table:style-name="ro1">
          <table:table-cell office:value-type="string" calcext:value-type="string">
            <text:p>JST extension cables 5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hobbyking.com/en_us/jst-xh-5s-wire-extension-20cm-10pcs-bag.html" xlink:type="simple">https://hobbyking.com/en_us/jst-xh-5s-wire-extension-20cm-10pcs-bag.html</text:a></text:p>
          </table:table-cell>
          <table:table-cell/>
        </table:table-row>
        <table:table-row table:style-name="ro1">
          <table:table-cell office:value-type="string" calcext:value-type="string">
            <text:p>BM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es.aliexpress.com/item/20S-72V-or-84V-Lithium-Ion-battery-Smart-BMS-with-UART-communication-port-Li-ion-battery/32820588136.html?spm=a2g0s.9042311.0.0.aBzbeD" xlink:type="simple">https://es.aliexpress.com/item/20S-72V-or-84V-Lithium-Ion-battery-Smart-BMS-with-UART-communication-port-Li-ion-battery/32820588136.html?spm=a2g0s.9042311.0.0.aBzbeD</text:a></text:p>
          </table:table-cell>
          <table:table-cell/>
        </table:table-row>
        <table:table-row table:style-name="ro1">
          <table:table-cell office:value-type="string" calcext:value-type="string">
            <text:p>Fiberglass she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UILT or ( <text:a xlink:href="https://www.ebay.com/itm/GPO3-Electrical-Red-Fiberglass-Sheet-1-8-Thick-x-12-0-Wide-x-24-0-Long/121749940591?hash=item1c58dca96f:g:5-UAAOSwQaJXTd3e" xlink:type="simple">https://www.ebay.com/itm/GPO3-Electrical-Red-Fiberglass-Sheet-1-8-Thick-x-12-0-Wide-x-24-0-Long/121749940591?hash=item1c58dca96f:g:5-UAAOSwQaJXTd3e</text:a> )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Se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t KLX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www.amazon.com/dp/B007J5MQW4/_encoding=UTF8?coliid=I3LWBVDE7W0ZFA&amp;colid=15QUHX8JPAOM6&amp;psc=0" xlink:type="simple">https://www.amazon.com/dp/B007J5MQW4/_encoding=UTF8?coliid=I3LWBVDE7W0ZFA&amp;colid=15QUHX8JPAOM6&amp;psc=0</text:a></text:p>
          </table:table-cell>
          <table:table-cell/>
        </table:table-row>
        <table:table-row table:style-name="ro1">
          <table:table-cell office:value-type="string" calcext:value-type="string">
            <text:p>Seat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M5 Bolt 15m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 N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tpeg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www.ebay.com/itm/RED-CNC-RACING-FOOTPEGS-FOOT-PEGS-PIT-BIKE-DIRT-BIKE-XR50-CRF50-I-FP10R/360333896611?ssPageName=STRK%3AMEBIDX%3AIT&amp;_trksid=p2060353.m2749.l2649" xlink:type="simple">https://www.ebay.com/itm/RED-CNC-RACING-FOOTPEGS-FOOT-PEGS-PIT-BIKE-DIRT-BIKE-XR50-CRF50-I-FP10R/360333896611?ssPageName=STRK%3AMEBIDX%3AIT&amp;_trksid=p2060353.m2749.l2649</text:a>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Mot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Block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string" calcext:value-type="string">
            <text:p><text:a xlink:href="http://www.lightningrodev.com/" xlink:type="simple">http://www.lightningrodev.com/</text:a></text:p>
          </table:table-cell>
          <table:table-cell/>
        </table:table-row>
        <table:table-row table:style-name="ro1">
          <table:table-cell office:value-type="string" calcext:value-type="string">
            <text:p>Drive sprocket 12 tooth (with adapt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://www.lightningrodev.com/" xlink:type="simple">http://www.lightningrodev.com/</text:a>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enzel D4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ive sprocket 12 tooth</text:p>
          </table:table-cell>
          <table:table-cell table:number-columns-repeated="6"/>
          <table:table-cell office:value-type="string" calcext:value-type="string">
            <text:p><text:a xlink:href="https://azusaparts.com/product/sprocket-b-type-steel-219-chain-34-bore-316-integral-key-516-18-set-screw-12-tooth/" xlink:type="simple">https://azusaparts.com/product/sprocket-b-type-steel-219-chain-34-bore-316-integral-key-516-18-set-screw-12-tooth/</text:a></text:p>
          </table:table-cell>
          <table:table-cell/>
        </table:table-row>
        <table:table-row table:style-name="ro1">
          <table:table-cell office:value-type="string" calcext:value-type="string">
            <text:p>Sprocket ¾ to 10mm adapter</text:p>
          </table:table-cell>
          <table:table-cell table:number-columns-repeated="6"/>
          <table:table-cell office:value-type="string" calcext:value-type="string">
            <text:p>machinist XXX (make drawing)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Rear Hu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uminum rear 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comes in front&amp;rear se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www.ebay.com/itm/2x-Bike-Bicycle-Cycling-Mountain-MTB-Disc-Brake-Hub-SET-Rotating-36-Hole-TOMOUNT-/273017606162?hash=item3f911e1012" xlink:type="simple">https://www.ebay.com/itm/2x-Bike-Bicycle-Cycling-Mountain-MTB-Disc-Brake-Hub-SET-Rotating-36-Hole-TOMOUNT-/273017606162?hash=item3f911e1012</text:a></text:p>
          </table:table-cell>
          <table:table-cell/>
        </table:table-row>
        <table:table-row table:style-name="ro1">
          <table:table-cell office:value-type="string" calcext:value-type="string">
            <text:p>Bearing 10x30x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mazon.com/Bearing-6200RS-10x30x9-Sealed-Bearings/dp/B002BBI922/ref=sr_1_1?ie=UTF8&amp;qid=1516551576&amp;sr=8-1&amp;keywords=10x30+bearing" xlink:type="simple">https://www.amazon.com/Bearing-6200RS-10x30x9-Sealed-Bearings/dp/B002BBI922/ref=sr_1_1?ie=UTF8&amp;qid=1516551576&amp;sr=8-1&amp;keywords=10x30+bearing</text:a></text:p>
          </table:table-cell>
          <table:table-cell/>
        </table:table-row>
        <table:table-row table:style-name="ro1">
          <table:table-cell office:value-type="string" calcext:value-type="string">
            <text:p>Bolt 12.9 M10x18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ax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mcmaster.com/#91290a562/=1b86d9r" xlink:type="simple">https://www.mcmaster.com/#91290a562/=1b86d9r</text:a></text:p>
          </table:table-cell>
          <table:table-cell/>
        </table:table-row>
        <table:table-row table:style-name="ro1">
          <table:table-cell office:value-type="string" calcext:value-type="string">
            <text:p>Nut M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mcmaster.com/#94645a220/=1b86g7c" xlink:type="simple">https://www.mcmaster.com/#94645a220/=1b86g7c</text:a></text:p>
          </table:table-cell>
          <table:table-cell/>
        </table:table-row>
        <table:table-row table:style-name="ro1">
          <table:table-cell office:value-type="string" calcext:value-type="string">
            <text:p>Sprocket2Screw f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Threaded Spro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disassemble and keep threaded part, to be welded to plate with 6 holes</text:p>
          </table:table-cell>
          <table:table-cell/>
          <table:table-cell office:value-type="string" calcext:value-type="string">
            <text:p>https://www.amazon.com/Joylive-Bicycle-Freewheel-Sprocket-Thread/dp/B011DRVYIK/ref=sr_1_1?ie=UTF8&amp;qid=1517074266&amp;sr=8-1&amp;keywords=thread+bike+sprocket</text:p>
          </table:table-cell>
          <table:table-cell/>
        </table:table-row>
        <table:table-row table:style-name="ro1">
          <table:table-cell office:value-type="string" calcext:value-type="string">
            <text:p>Spacer ⅝ aluminum 2mm, 76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Re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rocket 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Sprocket 92 t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cometkartsales.com/-219-Black-Sprocket-One-Piece.html" xlink:type="simple">https://cometkartsales.com/-219-Black-Sprocket-One-Piece.html</text:a>, <text:a xlink:href="https://www.kartpartsdepot.com/Go_Kart_219_Sprocket_Hard_Anodized_p/kw-6219h.htm" xlink:type="simple">https://www.kartpartsdepot.com/Go_Kart_219_Sprocket_Hard_Anodized_p/kw-6219h.htm</text:a></text:p>
          </table:table-cell>
          <table:table-cell/>
        </table:table-row>
        <table:table-row table:style-name="ro1">
          <table:table-cell office:value-type="string" calcext:value-type="string">
            <text:p>Chain #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2 chains joined, NNN links. Requires tool <text:a xlink:href="https://cometkartsales.com/-219-Chain-Tool.html" xlink:type="simple">https://cometkartsales.com/-219-Chain-Tool.html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cometkartsales.com/-219-DID-HTM-DHA-Chain-114-Link.html" xlink:type="simple">https://cometkartsales.com/-219-DID-HTM-DHA-Chain-114-Link.html</text:a></text:p>
          </table:table-cell>
          <table:table-cell office:value-type="string" calcext:value-type="string">
            <text:p><text:a xlink:href="https://azusaparts.com/product/219h-chain-x-120-pitches-boxed/" xlink:type="simple">https://azusaparts.com/product/219h-chain-x-120-pitches-boxed/</text:a></text:p>
          </table:table-cell>
        </table:table-row>
        <table:table-row table:style-name="ro1">
          <table:table-cell office:value-type="string" calcext:value-type="string">
            <text:p>Hub spa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Disk brake 18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ke caliper adapter 180mm r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amazon.com/Tektro-180mm-Mount-Adaptor-Brakes/dp/B00D5ZYVCU/ref=sr_1_3?ie=UTF8&amp;qid=1516556361&amp;sr=8-3&amp;keywords=180mm+rear+adapter</text:p>
          </table:table-cell>
          <table:table-cell/>
        </table:table-row>
        <table:table-row table:style-name="ro1">
          <table:table-cell office:value-type="string" calcext:value-type="string">
            <text:p>Disk brake adapter 4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To be converted to spac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mazon.com/ADEDS-Bicycle-Freewheel-Threaded-Adapter/dp/B01JREIQYG/ref=sr_1_cc_2?s=aps&amp;ie=UTF8&amp;qid=1516556568&amp;sr=1-2-catcorr&amp;keywords=brake+disk+adapter+hub" xlink:type="simple">https://www.amazon.com/ADEDS-Bicycle-Freewheel-Threaded-Adapter/dp/B01JREIQYG/ref=sr_1_cc_2?s=aps&amp;ie=UTF8&amp;qid=1516556568&amp;sr=1-2-catcorr&amp;keywords=brake+disk+adapter+hub</text:a></text:p>
          </table:table-cell>
          <table:table-cell/>
        </table:table-row>
        <table:table-row table:style-name="ro1">
          <table:table-cell office:value-type="string" calcext:value-type="string">
            <text:p>Bolts M5x20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18x1.4 inch moto ri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kes 200mm &amp; nipple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sunnyspokes.com/" xlink:type="simple">https://sunnyspokes.com</text:a></text:p>
          </table:table-cell>
          <table:table-cell/>
        </table:table-row>
        <table:table-row table:style-name="ro1">
          <table:table-cell office:value-type="string" calcext:value-type="string">
            <text:p>Washers 5/32 inch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https://www.ebay.com/itm/U38160-015-0001-Fender-Washer-Zinc-Fits-5-32-in-PK100/382058490294?_trkparms=aid%3D555017%26algo%3DPL.CASSINI%26ao%3D1%26asc%3D20150817211856%26meid%3De228ed8923c0492091099fb1597cb105%26pid%3D100508%26rk%3D1%26rkt%3D1%26&amp;_trksid=p2045573.c100508.m3226</text:p>
          </table:table-cell>
          <table:table-cell/>
        </table:table-row>
        <table:table-row table:style-name="ro1">
          <table:table-cell office:value-type="string" calcext:value-type="string">
            <text:p>18 x 3.0 ti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string" calcext:value-type="string">
            <text:p>https://www.shinkotireusa.com/product/sr241-series/211922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Midd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Fr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Tubing ⅞ inch 2mm (by meter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MainFrame body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bing 1 ½ inch 2mm (by meter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MainFrame headtub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e 6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MainFrame hing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e 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MainFrame footpegs fix &amp; shock fix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e 3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MainFrame headtube reinforcemen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t 12.9 M10x2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ax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mcmaster.com/#91290a564/=1b86f7p" xlink:type="simple">https://www.mcmaster.com/#91290a564/=1b86f7p</text:a></text:p>
          </table:table-cell>
          <table:table-cell/>
        </table:table-row>
        <table:table-row table:style-name="ro1">
          <table:table-cell office:value-type="string" calcext:value-type="string">
            <text:p>Nut M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mcmaster.com/#94645a220/=1b86g7c" xlink:type="simple">https://www.mcmaster.com/#94645a220/=1b86g7c</text:a></text:p>
          </table:table-cell>
          <table:table-cell/>
        </table:table-row>
        <table:table-row table:style-name="ro1">
          <table:table-cell office:value-type="string" calcext:value-type="string">
            <text:p>Spacer ⅝ aluminum 2mm, 158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wing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Tubing ⅞ inch 2mm (by meter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Swingar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bing 1 ½ inch 2mm (by meter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Swingar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tangular tubing 40x20mm (by meter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Swingar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e 6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Swingarm dropou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e 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MainFrame footpegs fix &amp; shock fix &amp; brake caliper fix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e 4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SwingArm motor fix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ring cu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Swingarm pivot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x30x9 Bea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mazon.com/Bearing-6200RS-10x30x9-Sealed-Bearings/dp/B002BBI922/ref=sr_1_1?ie=UTF8&amp;qid=1516551576&amp;sr=8-1&amp;keywords=10x30+bearing" xlink:type="simple">https://www.amazon.com/Bearing-6200RS-10x30x9-Sealed-Bearings/dp/B002BBI922/ref=sr_1_1?ie=UTF8&amp;qid=1516551576&amp;sr=8-1&amp;keywords=10x30+bearing</text:a>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ck DNM Burner ⅔ 24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s://www.amazon.com/DNM-Mountain-Downhill-Shock-240mm/dp/B01HCKPADM/ref=sr_1_1?s=pet-supplies&amp;ie=UTF8&amp;qid=1516514792&amp;sr=8-1&amp;keywords=dnm%2Bburner&amp;th=1&amp;psc=1" xlink:type="simple">https://www.amazon.com/DNM-Mountain-Downhill-Shock-240mm/dp/B01HCKPADM/ref=sr_1_1?s=pet-supplies&amp;ie=UTF8&amp;qid=1516514792&amp;sr=8-1&amp;keywords=dnm%2Bburner&amp;th=1&amp;psc=1</text:a></text:p>
          </table:table-cell>
          <table:table-cell/>
        </table:table-row>
        <table:table-row table:style-name="ro1">
          <table:table-cell office:value-type="string" calcext:value-type="string">
            <text:p>Bolt M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t M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formula="of:=SUM([.G4:.G95])" office:value-type="float" office:value="2619.5" calcext:value-type="float">
            <text:p>2619.5</text:p>
          </table:table-cell>
          <table:table-cell table:number-columns-repeated="2"/>
        </table:table-row>
      </table:table>
      <table:table table:name="Denzel" table:style-name="ta1">
        <table:table-column table:style-name="co10" table:number-columns-repeated="3" table:default-cell-style-name="Default"/>
        <table:table-row table:style-name="ro1">
          <table:table-cell office:value-type="string" calcext:value-type="string">
            <text:p>Motor &amp; controller</text:p>
          </table:table-cell>
          <table:table-cell/>
          <table:table-cell office:value-type="float" office:value="380" calcext:value-type="float">
            <text:p>3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UY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8">00/00/0000</text:date>, <text:time style:data-style-name="N2" text:time-value="04:32:33.2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21:16:53.650000000</meta:creation-date>
    <dc:date>2019-01-18T05:13:55.611000000</dc:date>
    <meta:editing-duration>PT8H12M37S</meta:editing-duration>
    <meta:editing-cycles>27</meta:editing-cycles>
    <meta:generator>LibreOffice/6.1.3.2$Windows_X86_64 LibreOffice_project/86daf60bf00efa86ad547e59e09d6bb77c699acb</meta:generator>
    <meta:document-statistic meta:table-count="2" meta:cell-count="351" meta:object-count="0"/>
  </office:meta>
</office:document-meta>
</file>